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aft gesture Controller – Bill of Material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There is no R8!!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 Tant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p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Resis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0k Linear Alps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7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7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mm Green LED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mm Green LED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472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L071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/>
        </table:table-row>
        <table:table-row table:style-name="ro1">
          <table:table-cell office:value-type="string" calcext:value-type="string">
            <text:p>CPU1</text:p>
          </table:table-cell>
          <table:table-cell office:value-type="string" calcext:value-type="string">
            <text:p>Arduino nano V3 SB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10-Position binary-coded switch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-Pin Jumper 2.54mm spacing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-Pin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onkiconn Socket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x5-Pin shrouded modular power connector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honkiconn Socket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honkiconn Socket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honkiconn Socket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honkiconn Socket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0-Pin SIL Female header socket 2.54mm spacing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0-Pin SIL Female header socket 2.54mm spacing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10-Pin SIL Male header pins 2.54 spacing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10-Pin SIL Male header pins 2.54 spac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8:47:22.032916531</meta:creation-date>
    <dc:date>2018-01-22T09:11:33.356708367</dc:date>
    <meta:editing-duration>PT11M39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